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6fd2" officeooo:paragraph-rsid="00076fd2"/>
    </style:style>
    <style:style style:name="P2" style:family="paragraph" style:parent-style-name="Standard">
      <style:paragraph-properties fo:text-align="center" style:justify-single-word="false"/>
      <style:text-properties officeooo:rsid="00076fd2" officeooo:paragraph-rsid="000861d8"/>
    </style:style>
    <style:style style:name="P3" style:family="paragraph" style:parent-style-name="Standard">
      <style:text-properties officeooo:paragraph-rsid="00076fd2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76fd2" officeooo:paragraph-rsid="000861d8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08ede7"/>
    </style:style>
    <style:style style:name="P7" style:family="paragraph" style:parent-style-name="Text_20_body">
      <style:paragraph-properties fo:text-align="center" style:justify-single-word="false"/>
      <style:text-properties officeooo:rsid="000861d8" officeooo:paragraph-rsid="0008ede7"/>
    </style:style>
    <style:style style:name="P8" style:family="paragraph" style:parent-style-name="Text_20_body">
      <style:paragraph-properties fo:text-align="center" style:justify-single-word="false"/>
      <style:text-properties fo:font-weight="normal" officeooo:rsid="0008ede7" officeooo:paragraph-rsid="0008ede7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weight="normal" officeooo:rsid="000a398d" officeooo:paragraph-rsid="000a398d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officeooo:rsid="000bb2c9" officeooo:paragraph-rsid="000bb2c9"/>
    </style:style>
    <style:style style:name="P11" style:family="paragraph" style:parent-style-name="Heading_20_1">
      <style:paragraph-properties fo:text-align="center" style:justify-single-word="false"/>
      <style:text-properties officeooo:paragraph-rsid="0008ede7"/>
    </style:style>
    <style:style style:name="P12" style:family="paragraph" style:parent-style-name="Text_20_body">
      <style:text-properties fo:font-size="12pt" fo:font-weight="bold" officeooo:rsid="0008ede7" officeooo:paragraph-rsid="0008ede7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12pt" fo:font-weight="bold" officeooo:rsid="0008ede7" officeooo:paragraph-rsid="0008ede7" style:font-size-asian="12pt" style:font-weight-asian="bold" style:font-size-complex="12pt" style:font-weight-complex="bold"/>
    </style:style>
    <style:style style:name="P14" style:family="paragraph" style:parent-style-name="Heading_20_1">
      <style:paragraph-properties fo:text-align="center" style:justify-single-word="false"/>
      <style:text-properties fo:font-size="12pt" fo:font-weight="bold" officeooo:rsid="0008ede7" officeooo:paragraph-rsid="0008ede7" style:font-size-asian="12pt" style:font-weight-asian="bold" style:font-size-complex="12pt" style:font-weight-complex="bold"/>
    </style:style>
    <style:style style:name="T1" style:family="text">
      <style:text-properties officeooo:rsid="000861d8"/>
    </style:style>
    <style:style style:name="T2" style:family="text">
      <style:text-properties fo:font-weight="bold" officeooo:rsid="000861d8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8ede7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08ede7" style:font-size-asian="12pt" style:font-weight-asian="bold" style:font-size-complex="12pt" style:font-weight-complex="bold"/>
    </style:style>
    <style:style style:name="T7" style:family="text">
      <style:text-properties officeooo:rsid="000bb2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hes us <text:span text:style-name="T7">(logo) <text:s/></text:span></text:p>
      <text:p text:style-name="P4"/>
      <text:p text:style-name="P2"><text:span text:style-name="T1">A</text:span>n open source community <text:span text:style-name="T1">sharing and </text:span>collaborating <text:span text:style-name="T1">on ideas </text:span>to alleviate gender inequality <text:span text:style-name="T1">through educating and advocating. (h1) </text:span></text:p>
      <text:p text:style-name="P1"/>
      <text:p text:style-name="P3"/>
      <text:p text:style-name="Text_20_body"><text:s text:c="4"/></text:p>
      <text:p text:style-name="P5"><text:s text:c="3"/><text:span text:style-name="T1">By sharing and collaborating on pro gender equality ideas, our community has managed to get over 100 girls to graduate scince 2010 (h2)</text:span></text:p>
      <text:p text:style-name="P5"/>
      <text:p text:style-name="P5"/>
      <text:p text:style-name="P7">. </text:p>
      <text:p text:style-name="P7"/>
      <text:p text:style-name="P7"/>
      <text:p text:style-name="P10">What people say about us</text:p>
      <text:h text:style-name="P11" text:outline-level="1"><text:span text:style-name="T5">Testimonia</text:span><text:span text:style-name="T6">l 1</text:span></text:h>
      <text:p text:style-name="P12"/>
      <text:p text:style-name="P6"><text:span text:style-name="T1">As the first girl to get an education from the open source effort of the </text:span><text:span text:style-name="T2">shes</text:span><text:span text:style-name="T1"> us community, I have not only come to see education as a human right, but also as a social and economic advantage for the community and country</text:span></text:p>
      <text:h text:style-name="P11" text:outline-level="1"><text:span text:style-name="T5">Testimonia</text:span><text:span text:style-name="T6">l 2</text:span></text:h>
      <text:p text:style-name="P13"/>
      <text:p text:style-name="P9"><text:span text:style-name="T4">C</text:span><text:span text:style-name="T3">reating opportunities for the girl child is a sure way to build a country, its economy and her people. Shes us emphasizes this belief through word action and collaboration</text:span></text:p>
      <text:p text:style-name="P6"/>
      <text:p text:style-name="P13"/>
      <text:h text:style-name="P14" text:outline-level="1">Testimonial 3</text:h>
      <text:p text:style-name="P8"><text:span text:style-name="T5">Shes us</text:span><text:span text:style-name="T3"> not only gave me the opportunity to become the person I am today, it also inspired me to become an ambassador, today I am happy that I referred 10 girls who will go on to do great things</text:span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18:26:29.460262913</meta:creation-date>
    <dc:date>2015-09-14T19:22:34.624202169</dc:date>
    <meta:editing-duration>PT4M50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12" meta:word-count="168" meta:character-count="940" meta:non-whitespace-character-count="772"/>
  </office:meta>
</office:document-meta>
</file>